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frac>
              <mn>1</mn>
              <mn>2</mn>
            </mfrac>
            <mi>ρ</mi>
            <msub>
              <mi>υ</mi>
              <mn>1</mn>
            </msub>
            <mrow>
              <msup>
                <mspace width="0.5em"/>
                <mn>2</mn>
              </msup>
              <mo stretchy="false">+</mo>
              <mi>ρ</mi>
            </mrow>
            <mi>g</mi>
            <mrow>
              <mrow>
                <msub>
                  <mi>z</mi>
                  <mn>1</mn>
                </msub>
                <mo stretchy="false">+</mo>
                <msub>
                  <mi>p</mi>
                  <mn>1</mn>
                </msub>
              </mrow>
              <mo stretchy="false">=</mo>
              <mfrac>
                <mn>1</mn>
                <mn>2</mn>
              </mfrac>
            </mrow>
            <mi>ρ</mi>
            <msub>
              <mi>υ</mi>
              <mn>2</mn>
            </msub>
            <mrow>
              <msup>
                <mspace width="0.5em"/>
                <mn>2</mn>
              </msup>
              <mo stretchy="false">+</mo>
              <mi>ρ</mi>
            </mrow>
            <mi>g</mi>
            <mrow>
              <msub>
                <mi>z</mi>
                <mn>2</mn>
              </msub>
              <mo stretchy="false">+</mo>
              <msub>
                <mi>p</mi>
                <mn>2</mn>
              </msub>
            </mrow>
          </mrow>
        </mtd>
      </mtr>
      <mtr>
        <mtd>
          <mrow/>
        </mtd>
      </mtr>
      <mtr>
        <mtd>
          <mrow>
            <mtext/>
            <mo stretchy="false">⇒</mo>
            <mrow>
              <msub>
                <mi>p</mi>
                <mn>1</mn>
              </msub>
              <mo stretchy="false">=</mo>
              <mfrac>
                <mn>1</mn>
                <mn>2</mn>
              </mfrac>
            </mrow>
            <mi>ρ</mi>
            <msub>
              <mi>υ</mi>
              <mn>2</mn>
            </msub>
            <mrow>
              <msup>
                <mspace width="0.5em"/>
                <mn>2</mn>
              </msup>
              <mo stretchy="false">+</mo>
              <msub>
                <mi>p</mi>
                <mn>2</mn>
              </msub>
            </mrow>
          </mrow>
        </mtd>
      </mtr>
      <mtr>
        <mtd>
          <mrow/>
        </mtd>
      </mtr>
      <mtr>
        <mtd>
          <mrow>
            <mtext/>
            <mo stretchy="false">⇒</mo>
            <mrow>
              <mfrac>
                <mrow>
                  <mn>2</mn>
                  <mrow>
                    <mo fence="true" stretchy="false">(</mo>
                    <mrow>
                      <mrow>
                        <msub>
                          <mi>p</mi>
                          <mn>1</mn>
                        </msub>
                        <mo stretchy="false">−</mo>
                        <msub>
                          <mi>p</mi>
                          <mn>2</mn>
                        </msub>
                      </mrow>
                    </mrow>
                    <mo fence="true" stretchy="false">)</mo>
                  </mrow>
                </mrow>
                <mi>ρ</mi>
              </mfrac>
              <mo stretchy="false">=</mo>
              <msub>
                <mi>υ</mi>
                <mn>2</mn>
              </msub>
            </mrow>
            <msup>
              <mspace width="0.5em"/>
              <mn>2</mn>
            </msup>
          </mrow>
        </mtd>
      </mtr>
      <mtr>
        <mtd>
          <mrow/>
        </mtd>
      </mtr>
      <mtr>
        <mtd>
          <mrow>
            <mtext/>
            <mo stretchy="false">⇒</mo>
            <mrow>
              <msub>
                <mi>υ</mi>
                <mn>2</mn>
              </msub>
              <mo stretchy="false">=</mo>
              <msqrt>
                <mfrac>
                  <mrow>
                    <mn>2</mn>
                    <mrow>
                      <mo fence="true" stretchy="false">(</mo>
                      <mrow>
                        <mrow>
                          <msub>
                            <mi>p</mi>
                            <mn>1</mn>
                          </msub>
                          <mo stretchy="false">−</mo>
                          <msub>
                            <mi>p</mi>
                            <mn>2</mn>
                          </msub>
                        </mrow>
                      </mrow>
                      <mo fence="true" stretchy="false">)</mo>
                    </mrow>
                  </mrow>
                  <mi>ρ</mi>
                </mfrac>
              </msqrt>
            </mrow>
          </mrow>
        </mtd>
      </mtr>
      <mtr>
        <mtd>
          <mrow/>
        </mtd>
      </mtr>
      <mtr>
        <mtd>
          <mrow>
            <mtext/>
            <mi>ρ</mi>
            <mi>g</mi>
            <mrow>
              <mrow>
                <mrow>
                  <mo fence="true" stretchy="false">(</mo>
                  <mrow>
                    <mrow>
                      <msub>
                        <mi>z</mi>
                        <mn>1</mn>
                      </msub>
                      <mo stretchy="false">−</mo>
                      <msub>
                        <mi>z</mi>
                        <mn>2</mn>
                      </msub>
                    </mrow>
                  </mrow>
                  <mo fence="true" stretchy="false">)</mo>
                </mrow>
                <mo stretchy="false">+</mo>
                <msub>
                  <mi>p</mi>
                  <mn>1</mn>
                </msub>
                <mo stretchy="false">−</mo>
                <msub>
                  <mi>p</mi>
                  <mn>2</mn>
                </msub>
              </mrow>
              <mo stretchy="false">=</mo>
              <mfrac>
                <mn>1</mn>
                <mn>2</mn>
              </mfrac>
            </mrow>
            <mi>ρ</mi>
            <msub>
              <mi>υ</mi>
              <mn>2</mn>
            </msub>
            <msup>
              <mspace width="0.5em"/>
              <mn>2</mn>
            </msup>
          </mrow>
        </mtd>
      </mtr>
      <mtr>
        <mtd>
          <mrow/>
        </mtd>
      </mtr>
      <mtr>
        <mtd>
          <mrow>
            <mtext/>
            <mrow>
              <msub>
                <mi>υ</mi>
                <mn>2</mn>
              </msub>
              <mo stretchy="false">=</mo>
              <msqrt>
                <mfrac>
                  <mrow>
                    <mn>2</mn>
                    <mrow>
                      <mo fence="true" stretchy="false">(</mo>
                      <mrow>
                        <mrow>
                          <mi>ρ</mi>
                          <mi>g</mi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z</mi>
                                    <mn>1</mn>
                                  </msub>
                                  <mo stretchy="false">−</mo>
                                  <msub>
                                    <mi>z</mi>
                                    <mn>2</mn>
                                  </msub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p</mi>
                              <mn>1</mn>
                            </msub>
                            <mo stretchy="false">−</mo>
                            <msub>
                              <mi>p</mi>
                              <mn>2</mn>
                            </msub>
                          </mrow>
                        </mrow>
                      </mrow>
                      <mo fence="true" stretchy="false">)</mo>
                    </mrow>
                  </mrow>
                  <mi>ρ</mi>
                </mfrac>
              </msqrt>
            </mrow>
          </mrow>
        </mtd>
      </mtr>
      <mtr>
        <mtd>
          <mrow/>
        </mtd>
      </mtr>
      <mtr>
        <mtd>
          <mrow>
            <mtext/>
            <mrow>
              <mrow>
                <mo fence="true" stretchy="false">(</mo>
                <mrow>
                  <mrow>
                    <msub>
                      <mi>z</mi>
                      <mn>1</mn>
                    </msub>
                    <mo stretchy="false">−</mo>
                    <msub>
                      <mi>z</mi>
                      <mn>2</mn>
                    </msub>
                  </mrow>
                </mrow>
                <mo fence="true" stretchy="false">)</mo>
              </mrow>
              <mo stretchy="false">≃</mo>
              <mn>0</mn>
            </mrow>
          </mrow>
        </mtd>
      </mtr>
      <mtr>
        <mtd>
          <mrow/>
        </mtd>
      </mtr>
      <mtr>
        <mtd>
          <mrow>
            <mtext/>
            <mrow>
              <msub>
                <mi>P</mi>
                <mrow>
                  <mi>t</mi>
                  <mn>2</mn>
                </mrow>
              </msub>
              <mo stretchy="false">=</mo>
              <mfrac>
                <mrow>
                  <msub>
                    <mi>P</mi>
                    <mrow>
                      <mi>t</mi>
                      <mn>1</mn>
                    </mrow>
                  </msub>
                  <mo stretchy="false">⋅</mo>
                  <msub>
                    <mi>V</mi>
                    <mrow>
                      <mi>t</mi>
                      <mn>1</mn>
                    </mrow>
                  </msub>
                </mrow>
                <msub>
                  <mi>V</mi>
                  <mrow>
                    <mi>t</mi>
                    <mn>2</mn>
                  </mrow>
                </msub>
              </mfrac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1 over 2 %rho %upsilon_1 ` ^2 + %rho g z_1 + p_1 = 1 over 2 %rho %upsilon_2 ` ^2 + %rho g z_2 + p_2 newline newline

"" drarrow p_1 = 1 over 2 %rho %upsilon_2 ` ^2+p_2 newline newline
"" drarrow {2(p_1-p_2)} over %rho =  %upsilon_2 ` ^2 newline newline
"" drarrow %upsilon_2 = sqrt{ {2(p_1-p_2)} over %rho } newline newline
"" %rho g (z_1-z_2) + p_1-p_2 = 1 over 2 %rho %upsilon_2 ` ^2 newline newline

"" %upsilon_2 = sqrt { { 2(%rho g (z_1-z_2) + p_1-p_2) } over %rho } newline newline

"" ( z_1-z_2 ) simeq 0 newline newline

"" P_t2 = { P_t1 cdot V_t1 } over V_t2

newline newline newline newline newline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4:31:55.174376848</meta:creation-date>
    <meta:generator>LibreOffice/6.4.3.2$Linux_X86_64 LibreOffice_project/40$Build-2</meta:generator>
    <dc:date>2020-05-22T15:08:59.142467816</dc:date>
    <meta:editing-duration>PT5H53M49S</meta:editing-duration>
    <meta:editing-cycles>2</meta:editing-cycles>
  </office:meta>
</office:document-meta>
</file>